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fo:font-size="14pt" style:font-size-asian="14pt" style:font-size-complex="14pt"/>
    </style:style>
    <style:style style:name="gr1" style:family="graphic">
      <style:graphic-properties draw:ole-draw-aspect="1"/>
    </style:style>
  </office:automatic-styles>
  <office:body>
    <office:spreadsheet>
      <table:table table:name="Planilha1" table:style-name="ta1">
        <table:shapes>
          <draw:frame draw:z-index="0" draw:style-name="gr1" svg:width="6.5035in" svg:height="4.0996in" svg:x="1.1685in" svg:y="0in">
            <draw:object draw:notify-on-update-of-ranges="Planilha1.A1:Planilha1.A1 Planilha1.A2:Planilha1.A101 Planilha1.B1:Planilha1.B1 Planilha1.B2:Planilha1.B101 Planilha1.A1:Planilha1.A1 Planilha1.A2:Planilha1.A101 Planilha1.K6:Planilha1.K6 Planilha1.C2:Planilha1.C101 Planilha1.A1:Planilha1.A1 Planilha1.A2:Planilha1.A101 Planilha1.L6:Planilha1.L6 Planilha1.D2:Planilha1.D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T</text:p>
          </table:table-cell>
          <table:table-cell table:style-name="ce1" office:value-type="string">
            <text:p>N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formula="of:=[.B2]*([.L$7]-[.L$8]*[.B2])" office:value-type="float" office:value="3.98">
            <text:p>3.98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formula="of:=[.B3]*([.L$7]-[.L$8]*[.B3])" office:value-type="float" office:value="15.721796">
            <text:p>15.721796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formula="of:=[.B4]*([.L$7]-[.L$8]*[.B4])" office:value-type="float" office:value="60.2582173453439">
            <text:p>60.2582173453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formula="of:=[.B5]*([.L$7]-[.L$8]*[.B5])" office:value-type="float" office:value="204.119759631535">
            <text:p>204.1197596315</text:p>
          </table:table-cell>
          <table:table-cell table:number-columns-repeated="8"/>
          <table:table-cell table:style-name="ce3" office:value-type="string">
            <text:p>Parametros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table:formula="of:=[.B6]*([.L$7]-[.L$8]*[.B6])" office:value-type="float" office:value="397.789078209468">
            <text:p>397.7890782095</text:p>
          </table:table-cell>
          <table:table-cell table:number-columns-repeated="8"/>
          <table:table-cell table:style-name="ce4" office:value-type="string">
            <text:p>a</text:p>
          </table:table-cell>
          <table:table-cell table:style-name="ce7" office:value-type="float" office:value="3.99">
            <text:p>3.99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table:formula="of:=[.B7]*([.L$7]-[.L$8]*[.B7])" office:value-type="float" office:value="4.81691462839331">
            <text:p>4.8169146284</text:p>
          </table:table-cell>
          <table:table-cell table:number-columns-repeated="8"/>
          <table:table-cell table:style-name="ce5" office:value-type="string">
            <text:p>b</text:p>
          </table:table-cell>
          <table:table-cell table:style-name="ce8" office:value-type="float" office:value="0.01">
            <text:p>0.01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table:formula="of:=[.B8]*([.L$7]-[.L$8]*[.B8])" office:value-type="float" office:value="18.987462701917">
            <text:p>18.9874627019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formula="of:=[.B9]*([.L$7]-[.L$8]*[.B9])" office:value-type="float" office:value="72.1547387820819">
            <text:p>72.1547387821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formula="of:=[.B10]*([.L$7]-[.L$8]*[.B10])" office:value-type="float" office:value="235.834344453402">
            <text:p>235.8343444534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formula="of:=[.B11]*([.L$7]-[.L$8]*[.B11])" office:value-type="float" office:value="384.800654131415">
            <text:p>384.8006541314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table:formula="of:=[.B12]*([.L$7]-[.L$8]*[.B12])" office:value-type="float" office:value="54.6391757846962">
            <text:p>54.6391757847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table:formula="of:=[.B13]*([.L$7]-[.L$8]*[.B13])" office:value-type="float" office:value="188.155916076628">
            <text:p>188.1559160766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formula="of:=[.B14]*([.L$7]-[.L$8]*[.B14])" office:value-type="float" office:value="396.715617599395">
            <text:p>396.7156175994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formula="of:=[.B15]*([.L$7]-[.L$8]*[.B15])" office:value-type="float" office:value="9.06250174889184">
            <text:p>9.0625017489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formula="of:=[.B16]*([.L$7]-[.L$8]*[.B16])" office:value-type="float" office:value="35.3380925985918">
            <text:p>35.3380925986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formula="of:=[.B17]*([.L$7]-[.L$8]*[.B17])" office:value-type="float" office:value="128.511181583315">
            <text:p>128.5111815833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table:formula="of:=[.B18]*([.L$7]-[.L$8]*[.B18])" office:value-type="float" office:value="347.608376598029">
            <text:p>347.608376598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table:formula="of:=[.B19]*([.L$7]-[.L$8]*[.B19])" office:value-type="float" office:value="178.641587814965">
            <text:p>178.641587815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formula="of:=[.B20]*([.L$7]-[.L$8]*[.B20])" office:value-type="float" office:value="393.651766411192">
            <text:p>393.6517664112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table:formula="of:=[.B21]*([.L$7]-[.L$8]*[.B21])" office:value-type="float" office:value="21.0534159941398">
            <text:p>21.0534159941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table:formula="of:=[.B22]*([.L$7]-[.L$8]*[.B22])" office:value-type="float" office:value="79.5706665663949">
            <text:p>79.5706665664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table:formula="of:=[.B23]*([.L$7]-[.L$8]*[.B23])" office:value-type="float" office:value="254.172049821712">
            <text:p>254.1720498217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table:formula="of:=[.B24]*([.L$7]-[.L$8]*[.B24])" office:value-type="float" office:value="368.112169682923">
            <text:p>368.1121696829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table:formula="of:=[.B25]*([.L$7]-[.L$8]*[.B25])" office:value-type="float" office:value="113.701862348173">
            <text:p>113.7018623482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table:formula="of:=[.B26]*([.L$7]-[.L$8]*[.B26])" office:value-type="float" office:value="324.389295754781">
            <text:p>324.3892957548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table:formula="of:=[.B27]*([.L$7]-[.L$8]*[.B27])" office:value-type="float" office:value="242.029138058749">
            <text:p>242.0291380588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table:formula="of:=[.B28]*([.L$7]-[.L$8]*[.B28])" office:value-type="float" office:value="379.915224159798">
            <text:p>379.9152241598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table:formula="of:=[.B29]*([.L$7]-[.L$8]*[.B29])" office:value-type="float" office:value="72.505968913697">
            <text:p>72.5059689137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table:formula="of:=[.B30]*([.L$7]-[.L$8]*[.B30])" office:value-type="float" office:value="236.727660684511">
            <text:p>236.7276606845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table:formula="of:=[.B31]*([.L$7]-[.L$8]*[.B31])" office:value-type="float" office:value="384.143512799589">
            <text:p>384.1435127996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table:formula="of:=[.B32]*([.L$7]-[.L$8]*[.B32])" office:value-type="float" office:value="57.0702318102797">
            <text:p>57.0702318103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table:formula="of:=[.B33]*([.L$7]-[.L$8]*[.B33])" office:value-type="float" office:value="195.140111334225">
            <text:p>195.1401113342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table:formula="of:=[.B34]*([.L$7]-[.L$8]*[.B34])" office:value-type="float" office:value="397.81241370822">
            <text:p>397.8124137082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table:formula="of:=[.B35]*([.L$7]-[.L$8]*[.B35])" office:value-type="float" office:value="4.7243656921961">
            <text:p>4.7243656922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table:formula="of:=[.B36]*([.L$7]-[.L$8]*[.B36])" office:value-type="float" office:value="18.6270227999264">
            <text:p>18.6270227999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table:formula="of:=[.B37]*([.L$7]-[.L$8]*[.B37])" office:value-type="float" office:value="70.8521611878167">
            <text:p>70.8521611878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table:formula="of:=[.B38]*([.L$7]-[.L$8]*[.B38])" office:value-type="float" office:value="232.499835689545">
            <text:p>232.4998356895</text:p>
          </table:table-cell>
          <table:table-cell table:number-columns-repeated="1022"/>
        </table:table-row>
        <table:table-row table:style-name="ro1">
          <table:table-cell office:value-type="float" office:value="39">
            <text:p>39</text:p>
          </table:table-cell>
          <table:table-cell table:formula="of:=[.B39]*([.L$7]-[.L$8]*[.B39])" office:value-type="float" office:value="387.11260844463">
            <text:p>387.1126084446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table:formula="of:=[.B40]*([.L$7]-[.L$8]*[.B40])" office:value-type="float" office:value="46.0175915260184">
            <text:p>46.017591526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table:formula="of:=[.B41]*([.L$7]-[.L$8]*[.B41])" office:value-type="float" office:value="162.434002890259">
            <text:p>162.4340028903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table:formula="of:=[.B42]*([.L$7]-[.L$8]*[.B42])" office:value-type="float" office:value="384.263618582606">
            <text:p>384.2636185826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table:formula="of:=[.B43]*([.L$7]-[.L$8]*[.B43])" office:value-type="float" office:value="56.6265524826115">
            <text:p>56.6265524826</text:p>
          </table:table-cell>
          <table:table-cell table:number-columns-repeated="1022"/>
        </table:table-row>
        <table:table-row table:style-name="ro1">
          <table:table-cell office:value-type="float" office:value="44">
            <text:p>44</text:p>
          </table:table-cell>
          <table:table-cell table:formula="of:=[.B44]*([.L$7]-[.L$8]*[.B44])" office:value-type="float" office:value="193.87427994496">
            <text:p>193.874279945</text:p>
          </table:table-cell>
          <table:table-cell table:number-columns-repeated="1022"/>
        </table:table-row>
        <table:table-row table:style-name="ro1">
          <table:table-cell office:value-type="float" office:value="45">
            <text:p>45</text:p>
          </table:table-cell>
          <table:table-cell table:formula="of:=[.B45]*([.L$7]-[.L$8]*[.B45])" office:value-type="float" office:value="397.686012738623">
            <text:p>397.6860127386</text:p>
          </table:table-cell>
          <table:table-cell table:number-columns-repeated="1022"/>
        </table:table-row>
        <table:table-row table:style-name="ro1">
          <table:table-cell office:value-type="float" office:value="46">
            <text:p>46</text:p>
          </table:table-cell>
          <table:table-cell table:formula="of:=[.B46]*([.L$7]-[.L$8]*[.B46])" office:value-type="float" office:value="5.22554354766253">
            <text:p>5.2255435477</text:p>
          </table:table-cell>
          <table:table-cell table:number-columns-repeated="1022"/>
        </table:table-row>
        <table:table-row table:style-name="ro1">
          <table:table-cell office:value-type="float" office:value="47">
            <text:p>47</text:p>
          </table:table-cell>
          <table:table-cell table:formula="of:=[.B47]*([.L$7]-[.L$8]*[.B47])" office:value-type="float" office:value="20.5768557014883">
            <text:p>20.5768557015</text:p>
          </table:table-cell>
          <table:table-cell table:number-columns-repeated="1022"/>
        </table:table-row>
        <table:table-row table:style-name="ro1">
          <table:table-cell office:value-type="float" office:value="48">
            <text:p>48</text:p>
          </table:table-cell>
          <table:table-cell table:formula="of:=[.B48]*([.L$7]-[.L$8]*[.B48])" office:value-type="float" office:value="77.8675843433397">
            <text:p>77.8675843433</text:p>
          </table:table-cell>
          <table:table-cell table:number-columns-repeated="1022"/>
        </table:table-row>
        <table:table-row table:style-name="ro1">
          <table:table-cell office:value-type="float" office:value="49">
            <text:p>49</text:p>
          </table:table-cell>
          <table:table-cell table:formula="of:=[.B49]*([.L$7]-[.L$8]*[.B49])" office:value-type="float" office:value="250.058054615254">
            <text:p>250.0580546153</text:p>
          </table:table-cell>
          <table:table-cell table:number-columns-repeated="1022"/>
        </table:table-row>
        <table:table-row table:style-name="ro1">
          <table:table-cell office:value-type="float" office:value="50">
            <text:p>50</text:p>
          </table:table-cell>
          <table:table-cell table:formula="of:=[.B50]*([.L$7]-[.L$8]*[.B50])" office:value-type="float" office:value="372.44133113521">
            <text:p>372.4413311352</text:p>
          </table:table-cell>
          <table:table-cell table:number-columns-repeated="1022"/>
        </table:table-row>
        <table:table-row table:style-name="ro1">
          <table:table-cell office:value-type="float" office:value="51">
            <text:p>51</text:p>
          </table:table-cell>
          <table:table-cell table:formula="of:=[.B51]*([.L$7]-[.L$8]*[.B51])" office:value-type="float" office:value="98.9154598518176">
            <text:p>98.9154598518</text:p>
          </table:table-cell>
          <table:table-cell table:number-columns-repeated="1022"/>
        </table:table-row>
        <table:table-row table:style-name="ro1">
          <table:table-cell office:value-type="float" office:value="52">
            <text:p>52</text:p>
          </table:table-cell>
          <table:table-cell table:formula="of:=[.B52]*([.L$7]-[.L$8]*[.B52])" office:value-type="float" office:value="296.830002831787">
            <text:p>296.8300028318</text:p>
          </table:table-cell>
          <table:table-cell table:number-columns-repeated="1022"/>
        </table:table-row>
        <table:table-row table:style-name="ro1">
          <table:table-cell office:value-type="float" office:value="53">
            <text:p>53</text:p>
          </table:table-cell>
          <table:table-cell table:formula="of:=[.B53]*([.L$7]-[.L$8]*[.B53])" office:value-type="float" office:value="303.271205487643">
            <text:p>303.2712054876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table:formula="of:=[.B54]*([.L$7]-[.L$8]*[.B54])" office:value-type="float" office:value="290.317869116413">
            <text:p>290.3178691164</text:p>
          </table:table-cell>
          <table:table-cell table:number-columns-repeated="1022"/>
        </table:table-row>
        <table:table-row table:style-name="ro1">
          <table:table-cell office:value-type="float" office:value="55">
            <text:p>55</text:p>
          </table:table-cell>
          <table:table-cell table:formula="of:=[.B55]*([.L$7]-[.L$8]*[.B55])" office:value-type="float" office:value="315.523646491541">
            <text:p>315.5236464915</text:p>
          </table:table-cell>
          <table:table-cell table:number-columns-repeated="1022"/>
        </table:table-row>
        <table:table-row table:style-name="ro1">
          <table:table-cell office:value-type="float" office:value="56">
            <text:p>56</text:p>
          </table:table-cell>
          <table:table-cell table:formula="of:=[.B56]*([.L$7]-[.L$8]*[.B56])" office:value-type="float" office:value="263.387634548058">
            <text:p>263.3876345481</text:p>
          </table:table-cell>
          <table:table-cell table:number-columns-repeated="1022"/>
        </table:table-row>
        <table:table-row table:style-name="ro1">
          <table:table-cell office:value-type="float" office:value="57">
            <text:p>57</text:p>
          </table:table-cell>
          <table:table-cell table:formula="of:=[.B57]*([.L$7]-[.L$8]*[.B57])" office:value-type="float" office:value="357.186201518537">
            <text:p>357.1862015185</text:p>
          </table:table-cell>
          <table:table-cell table:number-columns-repeated="1022"/>
        </table:table-row>
        <table:table-row table:style-name="ro1">
          <table:table-cell office:value-type="float" office:value="58">
            <text:p>58</text:p>
          </table:table-cell>
          <table:table-cell table:formula="of:=[.B58]*([.L$7]-[.L$8]*[.B58])" office:value-type="float" office:value="149.353118506552">
            <text:p>149.3531185066</text:p>
          </table:table-cell>
          <table:table-cell table:number-columns-repeated="1022"/>
        </table:table-row>
        <table:table-row table:style-name="ro1">
          <table:table-cell office:value-type="float" office:value="59">
            <text:p>59</text:p>
          </table:table-cell>
          <table:table-cell table:formula="of:=[.B59]*([.L$7]-[.L$8]*[.B59])" office:value-type="float" office:value="372.855402764821">
            <text:p>372.8554027648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table:formula="of:=[.B60]*([.L$7]-[.L$8]*[.B60])" office:value-type="float" office:value="97.481543322466">
            <text:p>97.4815433225</text:p>
          </table:table-cell>
          <table:table-cell table:number-columns-repeated="1022"/>
        </table:table-row>
        <table:table-row table:style-name="ro1">
          <table:table-cell office:value-type="float" office:value="61">
            <text:p>61</text:p>
          </table:table-cell>
          <table:table-cell table:formula="of:=[.B61]*([.L$7]-[.L$8]*[.B61])" office:value-type="float" office:value="293.924844971341">
            <text:p>293.9248449713</text:p>
          </table:table-cell>
          <table:table-cell table:number-columns-repeated="1022"/>
        </table:table-row>
        <table:table-row table:style-name="ro1">
          <table:table-cell office:value-type="float" office:value="62">
            <text:p>62</text:p>
          </table:table-cell>
          <table:table-cell table:formula="of:=[.B62]*([.L$7]-[.L$8]*[.B62])" office:value-type="float" office:value="308.841986521382">
            <text:p>308.8419865214</text:p>
          </table:table-cell>
          <table:table-cell table:number-columns-repeated="1022"/>
        </table:table-row>
        <table:table-row table:style-name="ro1">
          <table:table-cell office:value-type="float" office:value="63">
            <text:p>63</text:p>
          </table:table-cell>
          <table:table-cell table:formula="of:=[.B63]*([.L$7]-[.L$8]*[.B63])" office:value-type="float" office:value="278.445799835579">
            <text:p>278.4457998356</text:p>
          </table:table-cell>
          <table:table-cell table:number-columns-repeated="1022"/>
        </table:table-row>
        <table:table-row table:style-name="ro1">
          <table:table-cell office:value-type="float" office:value="64">
            <text:p>64</text:p>
          </table:table-cell>
          <table:table-cell table:formula="of:=[.B64]*([.L$7]-[.L$8]*[.B64])" office:value-type="float" office:value="335.678106883207">
            <text:p>335.6781068832</text:p>
          </table:table-cell>
          <table:table-cell table:number-columns-repeated="1022"/>
        </table:table-row>
        <table:table-row table:style-name="ro1">
          <table:table-cell office:value-type="float" office:value="65">
            <text:p>65</text:p>
          </table:table-cell>
          <table:table-cell table:formula="of:=[.B65]*([.L$7]-[.L$8]*[.B65])" office:value-type="float" office:value="212.55773205706">
            <text:p>212.5577320571</text:p>
          </table:table-cell>
          <table:table-cell table:number-columns-repeated="1022"/>
        </table:table-row>
        <table:table-row table:style-name="ro1">
          <table:table-cell office:value-type="float" office:value="66">
            <text:p>66</text:p>
          </table:table-cell>
          <table:table-cell table:formula="of:=[.B66]*([.L$7]-[.L$8]*[.B66])" office:value-type="float" office:value="396.29745633526">
            <text:p>396.2974563353</text:p>
          </table:table-cell>
          <table:table-cell table:number-columns-repeated="1022"/>
        </table:table-row>
        <table:table-row table:style-name="ro1">
          <table:table-cell office:value-type="float" office:value="67">
            <text:p>67</text:p>
          </table:table-cell>
          <table:table-cell table:formula="of:=[.B67]*([.L$7]-[.L$8]*[.B67])" office:value-type="float" office:value="10.7101117997132">
            <text:p>10.7101117997</text:p>
          </table:table-cell>
          <table:table-cell table:number-columns-repeated="1022"/>
        </table:table-row>
        <table:table-row table:style-name="ro1">
          <table:table-cell office:value-type="float" office:value="68">
            <text:p>68</text:p>
          </table:table-cell>
          <table:table-cell table:formula="of:=[.B68]*([.L$7]-[.L$8]*[.B68])" office:value-type="float" office:value="41.5862811332319">
            <text:p>41.5862811332</text:p>
          </table:table-cell>
          <table:table-cell table:number-columns-repeated="1022"/>
        </table:table-row>
        <table:table-row table:style-name="ro1">
          <table:table-cell office:value-type="float" office:value="69">
            <text:p>69</text:p>
          </table:table-cell>
          <table:table-cell table:formula="of:=[.B69]*([.L$7]-[.L$8]*[.B69])" office:value-type="float" office:value="148.635073936673">
            <text:p>148.6350739367</text:p>
          </table:table-cell>
          <table:table-cell table:number-columns-repeated="1022"/>
        </table:table-row>
        <table:table-row table:style-name="ro1">
          <table:table-cell office:value-type="float" office:value="70">
            <text:p>70</text:p>
          </table:table-cell>
          <table:table-cell table:formula="of:=[.B70]*([.L$7]-[.L$8]*[.B70])" office:value-type="float" office:value="372.130092965723">
            <text:p>372.1300929657</text:p>
          </table:table-cell>
          <table:table-cell table:number-columns-repeated="1022"/>
        </table:table-row>
        <table:table-row table:style-name="ro1">
          <table:table-cell office:value-type="float" office:value="71">
            <text:p>71</text:p>
          </table:table-cell>
          <table:table-cell table:formula="of:=[.B71]*([.L$7]-[.L$8]*[.B71])" office:value-type="float" office:value="99.9910100264576">
            <text:p>99.9910100265</text:p>
          </table:table-cell>
          <table:table-cell table:number-columns-repeated="1022"/>
        </table:table-row>
        <table:table-row table:style-name="ro1">
          <table:table-cell office:value-type="float" office:value="72">
            <text:p>72</text:p>
          </table:table-cell>
          <table:table-cell table:formula="of:=[.B72]*([.L$7]-[.L$8]*[.B72])" office:value-type="float" office:value="298.982109144454">
            <text:p>298.9821091445</text:p>
          </table:table-cell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table:formula="of:=[.B73]*([.L$7]-[.L$8]*[.B73])" office:value-type="float" office:value="299.035599601709">
            <text:p>299.0355996017</text:p>
          </table:table-cell>
          <table:table-cell table:number-columns-repeated="1022"/>
        </table:table-row>
        <table:table-row table:style-name="ro1">
          <table:table-cell office:value-type="float" office:value="74">
            <text:p>74</text:p>
          </table:table-cell>
          <table:table-cell table:formula="of:=[.B74]*([.L$7]-[.L$8]*[.B74])" office:value-type="float" office:value="298.929144119283">
            <text:p>298.9291441193</text:p>
          </table:table-cell>
          <table:table-cell table:number-columns-repeated="1022"/>
        </table:table-row>
        <table:table-row table:style-name="ro1">
          <table:table-cell office:value-type="float" office:value="75">
            <text:p>75</text:p>
          </table:table-cell>
          <table:table-cell table:formula="of:=[.B75]*([.L$7]-[.L$8]*[.B75])" office:value-type="float" office:value="299.140952997068">
            <text:p>299.1409529971</text:p>
          </table:table-cell>
          <table:table-cell table:number-columns-repeated="1022"/>
        </table:table-row>
        <table:table-row table:style-name="ro1">
          <table:table-cell office:value-type="float" office:value="76">
            <text:p>76</text:p>
          </table:table-cell>
          <table:table-cell table:formula="of:=[.B76]*([.L$7]-[.L$8]*[.B76])" office:value-type="float" office:value="298.719304858362">
            <text:p>298.7193048584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table:formula="of:=[.B77]*([.L$7]-[.L$8]*[.B77])" office:value-type="float" office:value="299.557795434235">
            <text:p>299.5577954342</text:p>
          </table:table-cell>
          <table:table-cell table:number-columns-repeated="1022"/>
        </table:table-row>
        <table:table-row table:style-name="ro1">
          <table:table-cell office:value-type="float" office:value="78">
            <text:p>78</text:p>
          </table:table-cell>
          <table:table-cell table:formula="of:=[.B78]*([.L$7]-[.L$8]*[.B78])" office:value-type="float" office:value="297.886875728408">
            <text:p>297.8868757284</text:p>
          </table:table-cell>
          <table:table-cell table:number-columns-repeated="1022"/>
        </table:table-row>
        <table:table-row table:style-name="ro1">
          <table:table-cell office:value-type="float" office:value="79">
            <text:p>79</text:p>
          </table:table-cell>
          <table:table-cell table:formula="of:=[.B79]*([.L$7]-[.L$8]*[.B79])" office:value-type="float" office:value="301.202726844027">
            <text:p>301.202726844</text:p>
          </table:table-cell>
          <table:table-cell table:number-columns-repeated="1022"/>
        </table:table-row>
        <table:table-row table:style-name="ro1">
          <table:table-cell office:value-type="float" office:value="80">
            <text:p>80</text:p>
          </table:table-cell>
          <table:table-cell table:formula="of:=[.B80]*([.L$7]-[.L$8]*[.B80])" office:value-type="float" office:value="294.568053524892">
            <text:p>294.5680535249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table:formula="of:=[.B81]*([.L$7]-[.L$8]*[.B81])" office:value-type="float" office:value="307.623151989882">
            <text:p>307.6231519899</text:p>
          </table:table-cell>
          <table:table-cell table:number-columns-repeated="1022"/>
        </table:table-row>
        <table:table-row table:style-name="ro1">
          <table:table-cell office:value-type="float" office:value="82">
            <text:p>82</text:p>
          </table:table-cell>
          <table:table-cell table:formula="of:=[.B82]*([.L$7]-[.L$8]*[.B82])" office:value-type="float" office:value="281.096340037728">
            <text:p>281.0963400377</text:p>
          </table:table-cell>
          <table:table-cell table:number-columns-repeated="1022"/>
        </table:table-row>
        <table:table-row table:style-name="ro1">
          <table:table-cell office:value-type="float" office:value="83">
            <text:p>83</text:p>
          </table:table-cell>
          <table:table-cell table:formula="of:=[.B83]*([.L$7]-[.L$8]*[.B83])" office:value-type="float" office:value="331.422872924475">
            <text:p>331.4228729245</text:p>
          </table:table-cell>
          <table:table-cell table:number-columns-repeated="1022"/>
        </table:table-row>
        <table:table-row table:style-name="ro1">
          <table:table-cell office:value-type="float" office:value="84">
            <text:p>84</text:p>
          </table:table-cell>
          <table:table-cell table:formula="of:=[.B84]*([.L$7]-[.L$8]*[.B84])" office:value-type="float" office:value="223.966055993529">
            <text:p>223.9660559935</text:p>
          </table:table-cell>
          <table:table-cell table:number-columns-repeated="1022"/>
        </table:table-row>
        <table:table-row table:style-name="ro1">
          <table:table-cell office:value-type="float" office:value="85">
            <text:p>85</text:p>
          </table:table-cell>
          <table:table-cell table:formula="of:=[.B85]*([.L$7]-[.L$8]*[.B85])" office:value-type="float" office:value="392.016621041215">
            <text:p>392.0166210412</text:p>
          </table:table-cell>
          <table:table-cell table:number-columns-repeated="1022"/>
        </table:table-row>
        <table:table-row table:style-name="ro1">
          <table:table-cell office:value-type="float" office:value="86">
            <text:p>86</text:p>
          </table:table-cell>
          <table:table-cell table:formula="of:=[.B86]*([.L$7]-[.L$8]*[.B86])" office:value-type="float" office:value="27.3760062287317">
            <text:p>27.3760062287</text:p>
          </table:table-cell>
          <table:table-cell table:number-columns-repeated="1022"/>
        </table:table-row>
        <table:table-row table:style-name="ro1">
          <table:table-cell office:value-type="float" office:value="87">
            <text:p>87</text:p>
          </table:table-cell>
          <table:table-cell table:formula="of:=[.B87]*([.L$7]-[.L$8]*[.B87])" office:value-type="float" office:value="101.735807682284">
            <text:p>101.7358076823</text:p>
          </table:table-cell>
          <table:table-cell table:number-columns-repeated="1022"/>
        </table:table-row>
        <table:table-row table:style-name="ro1">
          <table:table-cell office:value-type="float" office:value="88">
            <text:p>88</text:p>
          </table:table-cell>
          <table:table-cell table:formula="of:=[.B88]*([.L$7]-[.L$8]*[.B88])" office:value-type="float" office:value="302.424127004646">
            <text:p>302.4241270046</text:p>
          </table:table-cell>
          <table:table-cell table:number-columns-repeated="1022"/>
        </table:table-row>
        <table:table-row table:style-name="ro1">
          <table:table-cell office:value-type="float" office:value="89">
            <text:p>89</text:p>
          </table:table-cell>
          <table:table-cell table:formula="of:=[.B89]*([.L$7]-[.L$8]*[.B89])" office:value-type="float" office:value="292.068740803314">
            <text:p>292.0687408033</text:p>
          </table:table-cell>
          <table:table-cell table:number-columns-repeated="1022"/>
        </table:table-row>
        <table:table-row table:style-name="ro1">
          <table:table-cell office:value-type="float" office:value="90">
            <text:p>90</text:p>
          </table:table-cell>
          <table:table-cell table:formula="of:=[.B90]*([.L$7]-[.L$8]*[.B90])" office:value-type="float" office:value="312.312782260888">
            <text:p>312.3127822609</text:p>
          </table:table-cell>
          <table:table-cell table:number-columns-repeated="1022"/>
        </table:table-row>
        <table:table-row table:style-name="ro1">
          <table:table-cell office:value-type="float" office:value="91">
            <text:p>91</text:p>
          </table:table-cell>
          <table:table-cell table:formula="of:=[.B91]*([.L$7]-[.L$8]*[.B91])" office:value-type="float" office:value="270.735261585574">
            <text:p>270.7352615856</text:p>
          </table:table-cell>
          <table:table-cell table:number-columns-repeated="1022"/>
        </table:table-row>
        <table:table-row table:style-name="ro1">
          <table:table-cell office:value-type="float" office:value="92">
            <text:p>92</text:p>
          </table:table-cell>
          <table:table-cell table:formula="of:=[.B92]*([.L$7]-[.L$8]*[.B92])" office:value-type="float" office:value="347.257875068348">
            <text:p>347.2578750683</text:p>
          </table:table-cell>
          <table:table-cell table:number-columns-repeated="1022"/>
        </table:table-row>
        <table:table-row table:style-name="ro1">
          <table:table-cell office:value-type="float" office:value="93">
            <text:p>93</text:p>
          </table:table-cell>
          <table:table-cell table:formula="of:=[.B93]*([.L$7]-[.L$8]*[.B93])" office:value-type="float" office:value="179.678603552863">
            <text:p>179.6786035529</text:p>
          </table:table-cell>
          <table:table-cell table:number-columns-repeated="1022"/>
        </table:table-row>
        <table:table-row table:style-name="ro1">
          <table:table-cell office:value-type="float" office:value="94">
            <text:p>94</text:p>
          </table:table-cell>
          <table:table-cell table:formula="of:=[.B94]*([.L$7]-[.L$8]*[.B94])" office:value-type="float" office:value="394.073622428854">
            <text:p>394.0736224289</text:p>
          </table:table-cell>
          <table:table-cell table:number-columns-repeated="1022"/>
        </table:table-row>
        <table:table-row table:style-name="ro1">
          <table:table-cell office:value-type="float" office:value="95">
            <text:p>95</text:p>
          </table:table-cell>
          <table:table-cell table:formula="of:=[.B95]*([.L$7]-[.L$8]*[.B95])" office:value-type="float" office:value="19.4135545491365">
            <text:p>19.4135545491</text:p>
          </table:table-cell>
          <table:table-cell table:number-columns-repeated="1022"/>
        </table:table-row>
        <table:table-row table:style-name="ro1">
          <table:table-cell office:value-type="float" office:value="96">
            <text:p>96</text:p>
          </table:table-cell>
          <table:table-cell table:formula="of:=[.B96]*([.L$7]-[.L$8]*[.B96])" office:value-type="float" office:value="73.6912216487317">
            <text:p>73.6912216487</text:p>
          </table:table-cell>
          <table:table-cell table:number-columns-repeated="1022"/>
        </table:table-row>
        <table:table-row table:style-name="ro1">
          <table:table-cell office:value-type="float" office:value="97">
            <text:p>97</text:p>
          </table:table-cell>
          <table:table-cell table:formula="of:=[.B97]*([.L$7]-[.L$8]*[.B97])" office:value-type="float" office:value="239.724012897615">
            <text:p>239.7240128976</text:p>
          </table:table-cell>
          <table:table-cell table:number-columns-repeated="1022"/>
        </table:table-row>
        <table:table-row table:style-name="ro1">
          <table:table-cell office:value-type="float" office:value="98">
            <text:p>98</text:p>
          </table:table-cell>
          <table:table-cell table:formula="of:=[.B98]*([.L$7]-[.L$8]*[.B98])" office:value-type="float" office:value="381.822787864125">
            <text:p>381.8227878641</text:p>
          </table:table-cell>
          <table:table-cell table:number-columns-repeated="1022"/>
        </table:table-row>
        <table:table-row table:style-name="ro1">
          <table:table-cell office:value-type="float" office:value="99">
            <text:p>99</text:p>
          </table:table-cell>
          <table:table-cell table:formula="of:=[.B99]*([.L$7]-[.L$8]*[.B99])" office:value-type="float" office:value="65.5865102545313">
            <text:p>65.5865102545</text:p>
          </table:table-cell>
          <table:table-cell table:number-columns-repeated="1022"/>
        </table:table-row>
        <table:table-row table:style-name="ro1">
          <table:table-cell office:value-type="float" office:value="100">
            <text:p>100</text:p>
          </table:table-cell>
          <table:table-cell table:formula="of:=[.B100]*([.L$7]-[.L$8]*[.B100])" office:value-type="float" office:value="218.674272641902">
            <text:p>218.6742726419</text:p>
          </table:table-cell>
          <table:table-cell table:number-columns-repeated="102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Inácio Prado</meta:initial-creator>
    <meta:creation-date>2013-02-27T23:42:47</meta:creation-date>
    <dc:date>2013-02-28T00:39:09</dc:date>
    <dc:creator>Paulo Inácio Prado</dc:creator>
    <meta:editing-duration>PT41M22S</meta:editing-duration>
    <meta:editing-cycles>1</meta:editing-cycles>
    <meta:document-statistic meta:table-count="1" meta:cell-count="208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/>
      <style:graphic-properties svg:stroke-width="0.076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2cm" svg:height="10.414cm" xlink:href=".." xlink:type="simple" chart:class="chart:scatter" chart:style-name="ch1">
        <chart:plot-area chart:style-name="ch2" table:cell-range-address="Planilha1.A1:Planilha1.B101 Planilha1.K6:Planilha1.L6 Planilha1.C2:Planilha1.D101" chart:data-source-has-labels="row" svg:x="0.78cm" svg:y="0.967cm" svg:width="15.08cm" svg:height="8.819cm">
          <chartooo:coordinate-region svg:x="1.587cm" svg:y="1.193cm" svg:width="13.993cm" svg:height="7.893cm"/>
          <chart:axis chart:dimension="x" chart:name="primary-x" chart:style-name="ch3"/>
          <chart:axis chart:dimension="y" chart:name="primary-y" chart:style-name="ch4"/>
          <chart:series chart:style-name="ch5" chart:values-cell-range-address="Planilha1.B2:Planilha1.B101" chart:label-cell-address="Planilha1.B1:Planilha1.B1" chart:class="chart:scatter">
            <chart:domain table:cell-range-address="Planilha1.A2:Planilha1.A101"/>
            <chart:data-point chart:repeated="100"/>
          </chart:series>
          <chart:series chart:style-name="ch6" chart:values-cell-range-address="Planilha1.C2:Planilha1.C101" chart:label-cell-address="Planilha1.K6:Planilha1.K6" chart:class="chart:scatter">
            <chart:data-point chart:repeated="100"/>
          </chart:series>
          <chart:series chart:style-name="ch7" chart:values-cell-range-address="Planilha1.D2:Planilha1.D101" chart:label-cell-address="Planilha1.L6:Planilha1.L6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N</text:p>
                <draw:g>
                  <svg:desc>Planilha1.B1:Planilha1.B1</svg:desc>
                </draw:g>
              </table:table-cell>
              <table:table-cell office:value-type="string">
                <text:p>Parametros</text:p>
                <draw:g>
                  <svg:desc>Planilha1.K6:Planilha1.K6</svg:desc>
                </draw:g>
              </table:table-cell>
              <table:table-cell office:value-type="string">
                <text:p/>
                <draw:g>
                  <svg:desc>Planilha1.L6:Planilha1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A2:Planilha1.A101</svg:desc>
                </draw:g>
              </table:table-cell>
              <table:table-cell office:value-type="float" office:value="1">
                <text:p>1</text:p>
                <draw:g>
                  <svg:desc>Planilha1.B2:Planilha1.B101</svg:desc>
                </draw:g>
              </table:table-cell>
              <table:table-cell office:value-type="float" office:value="NaN">
                <text:p>NaN</text:p>
                <draw:g>
                  <svg:desc>Planilha1.C2:Planilha1.C101</svg:desc>
                </draw:g>
              </table:table-cell>
              <table:table-cell office:value-type="float" office:value="NaN">
                <text:p>NaN</text:p>
                <draw:g>
                  <svg:desc>Planilha1.D2:Planilha1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.721796">
                <text:p>15.72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0.2582173453439">
                <text:p>60.2582173453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4.119759631535">
                <text:p>204.11975963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97.789078209468">
                <text:p>397.789078209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81691462839331">
                <text:p>4.8169146283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.987462701917">
                <text:p>18.98746270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2.1547387820819">
                <text:p>72.1547387820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5.834344453402">
                <text:p>235.834344453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84.800654131415">
                <text:p>384.80065413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4.6391757846962">
                <text:p>54.6391757846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8.155916076628">
                <text:p>188.155916076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96.715617599395">
                <text:p>396.71561759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06250174889184">
                <text:p>9.06250174889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5.3380925985918">
                <text:p>35.338092598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8.511181583315">
                <text:p>128.511181583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47.608376598029">
                <text:p>347.608376598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8.641587814965">
                <text:p>178.641587814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93.651766411192">
                <text:p>393.65176641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.0534159941398">
                <text:p>21.053415994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9.5706665663949">
                <text:p>79.570666566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4.172049821712">
                <text:p>254.17204982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68.112169682923">
                <text:p>368.11216968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3.701862348173">
                <text:p>113.701862348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4.389295754781">
                <text:p>324.38929575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42.029138058749">
                <text:p>242.029138058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79.915224159798">
                <text:p>379.915224159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2.505968913697">
                <text:p>72.505968913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36.727660684511">
                <text:p>236.727660684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84.143512799589">
                <text:p>384.143512799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7.0702318102797">
                <text:p>57.0702318102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95.140111334225">
                <text:p>195.140111334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97.81241370822">
                <text:p>397.81241370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7243656921961">
                <text:p>4.724365692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8.6270227999264">
                <text:p>18.6270227999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0.8521611878167">
                <text:p>70.852161187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32.499835689545">
                <text:p>232.499835689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87.11260844463">
                <text:p>387.11260844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6.0175915260184">
                <text:p>46.017591526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62.434002890259">
                <text:p>162.434002890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84.263618582606">
                <text:p>384.263618582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6.6265524826115">
                <text:p>56.6265524826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93.87427994496">
                <text:p>193.8742799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97.686012738623">
                <text:p>397.686012738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22554354766253">
                <text:p>5.22554354766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0.5768557014883">
                <text:p>20.5768557014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7.8675843433397">
                <text:p>77.867584343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50.058054615254">
                <text:p>250.05805461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72.44133113521">
                <text:p>372.44133113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8.9154598518176">
                <text:p>98.9154598518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96.830002831787">
                <text:p>296.83000283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03.271205487643">
                <text:p>303.27120548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90.317869116413">
                <text:p>290.317869116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15.523646491541">
                <text:p>315.52364649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63.387634548058">
                <text:p>263.38763454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57.186201518537">
                <text:p>357.186201518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9.353118506552">
                <text:p>149.35311850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72.855402764821">
                <text:p>372.855402764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7.481543322466">
                <text:p>97.48154332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93.924844971341">
                <text:p>293.92484497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08.841986521382">
                <text:p>308.84198652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78.445799835579">
                <text:p>278.445799835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35.678106883207">
                <text:p>335.67810688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12.55773205706">
                <text:p>212.55773205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96.29745633526">
                <text:p>396.29745633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.7101117997132">
                <text:p>10.7101117997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1.5862811332319">
                <text:p>41.5862811332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8.635073936673">
                <text:p>148.635073936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72.130092965723">
                <text:p>372.130092965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9.9910100264576">
                <text:p>99.9910100264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98.982109144454">
                <text:p>298.982109144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99.035599601709">
                <text:p>299.03559960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98.929144119283">
                <text:p>298.929144119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99.140952997068">
                <text:p>299.14095299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98.719304858362">
                <text:p>298.719304858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99.557795434235">
                <text:p>299.557795434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97.886875728408">
                <text:p>297.886875728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01.202726844027">
                <text:p>301.202726844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94.568053524892">
                <text:p>294.56805352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07.623151989882">
                <text:p>307.623151989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81.096340037728">
                <text:p>281.096340037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31.422872924475">
                <text:p>331.422872924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23.966055993529">
                <text:p>223.96605599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92.016621041215">
                <text:p>392.01662104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7.3760062287317">
                <text:p>27.376006228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1.735807682284">
                <text:p>101.73580768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02.424127004646">
                <text:p>302.424127004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92.068740803314">
                <text:p>292.068740803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12.312782260888">
                <text:p>312.31278226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70.735261585574">
                <text:p>270.73526158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47.257875068348">
                <text:p>347.257875068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79.678603552863">
                <text:p>179.6786035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94.073622428854">
                <text:p>394.073622428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9.4135545491365">
                <text:p>19.413554549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3.6912216487317">
                <text:p>73.691221648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39.724012897615">
                <text:p>239.724012897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81.822787864125">
                <text:p>381.82278786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5.5865102545313">
                <text:p>65.586510254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18.674272641902">
                <text:p>218.67427264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